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2cm" fo:min-width="0.536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.079cm" svg:stroke-color="#000000" draw:marker-start="" draw:marker-start-width="0.362cm" draw:marker-start-center="false" draw:marker-end="" draw:marker-end-width="0.362cm" draw:marker-end-center="false" draw:fill="solid" draw:fill-color="#729fcf" draw:textarea-horizontal-align="center" draw:textarea-vertical-align="middle" fo:padding-top="0.164cm" fo:padding-bottom="0.164cm" fo:padding-left="0.289cm" fo:padding-right="0.289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.079cm" svg:stroke-color="#000000" draw:marker-start="" draw:marker-start-width="0.358cm" draw:marker-start-center="false" draw:marker-end="" draw:marker-end-width="0.358cm" draw:marker-end-center="false" draw:fill="solid" draw:fill-color="#729fcf" draw:textarea-horizontal-align="center" draw:textarea-vertical-align="middle" fo:padding-top="0.164cm" fo:padding-bottom="0.164cm" fo:padding-left="0.289cm" fo:padding-right="0.289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2cm" fo:min-width="0.822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967cm" svg:y1="15.247cm" svg:x2="14.403cm" svg:y2="15.247cm">
              <text:p/>
            </draw:line>
            <draw:polygon draw:style-name="gr2" draw:text-style-name="P2" draw:layer="layout" svg:width="0.113cm" svg:height="0.199cm" svg:x="14.289cm" svg:y="15.148cm" svg:viewBox="0 0 114 200" draw:points="114,100 0,200 0,0">
              <text:p/>
            </draw:polygon>
          </draw:g>
          <draw:frame draw:style-name="gr3" draw:text-style-name="P4" draw:layer="layout" svg:width="1.036cm" svg:height="0.742cm" svg:x="13.039cm" svg:y="14.377cm">
            <draw:text-box>
              <text:p text:style-name="P3"><text:span text:style-name="T1">0,7</text:span></text:p>
            </draw:text-box>
          </draw:frame>
          <draw:line draw:style-name="gr1" draw:text-style-name="P1" draw:layer="layout" svg:x1="6.967cm" svg:y1="15.097cm" svg:x2="6.967cm" svg:y2="15.397cm">
            <text:p/>
          </draw:line>
          <draw:line draw:style-name="gr1" draw:text-style-name="P1" draw:layer="layout" svg:x1="7.231cm" svg:y1="15.097cm" svg:x2="7.231cm" svg:y2="15.397cm">
            <text:p/>
          </draw:line>
          <draw:line draw:style-name="gr1" draw:text-style-name="P1" draw:layer="layout" svg:x1="7.494cm" svg:y1="15.097cm" svg:x2="7.494cm" svg:y2="15.397cm">
            <text:p/>
          </draw:line>
          <draw:line draw:style-name="gr1" draw:text-style-name="P1" draw:layer="layout" svg:x1="7.757cm" svg:y1="15.097cm" svg:x2="7.757cm" svg:y2="15.397cm">
            <text:p/>
          </draw:line>
          <draw:line draw:style-name="gr1" draw:text-style-name="P1" draw:layer="layout" svg:x1="8.02cm" svg:y1="15.097cm" svg:x2="8.02cm" svg:y2="15.397cm">
            <text:p/>
          </draw:line>
          <draw:line draw:style-name="gr4" draw:text-style-name="P1" draw:layer="layout" svg:x1="8.286cm" svg:y1="14.916cm" svg:x2="8.286cm" svg:y2="15.516cm">
            <text:p/>
          </draw:line>
          <draw:line draw:style-name="gr1" draw:text-style-name="P1" draw:layer="layout" svg:x1="8.547cm" svg:y1="15.097cm" svg:x2="8.547cm" svg:y2="15.397cm">
            <text:p/>
          </draw:line>
          <draw:line draw:style-name="gr1" draw:text-style-name="P1" draw:layer="layout" svg:x1="8.81cm" svg:y1="15.097cm" svg:x2="8.81cm" svg:y2="15.397cm">
            <text:p/>
          </draw:line>
          <draw:line draw:style-name="gr1" draw:text-style-name="P1" draw:layer="layout" svg:x1="9.073cm" svg:y1="15.097cm" svg:x2="9.073cm" svg:y2="15.397cm">
            <text:p/>
          </draw:line>
          <draw:line draw:style-name="gr1" draw:text-style-name="P1" draw:layer="layout" svg:x1="9.336cm" svg:y1="15.097cm" svg:x2="9.336cm" svg:y2="15.397cm">
            <text:p/>
          </draw:line>
          <draw:line draw:style-name="gr1" draw:text-style-name="P1" draw:layer="layout" svg:x1="9.6cm" svg:y1="15.097cm" svg:x2="9.6cm" svg:y2="15.397cm">
            <text:p/>
          </draw:line>
          <draw:line draw:style-name="gr1" draw:text-style-name="P1" draw:layer="layout" svg:x1="9.863cm" svg:y1="15.097cm" svg:x2="9.863cm" svg:y2="15.397cm">
            <text:p/>
          </draw:line>
          <draw:line draw:style-name="gr1" draw:text-style-name="P1" draw:layer="layout" svg:x1="10.126cm" svg:y1="15.097cm" svg:x2="10.126cm" svg:y2="15.397cm">
            <text:p/>
          </draw:line>
          <draw:line draw:style-name="gr1" draw:text-style-name="P1" draw:layer="layout" svg:x1="10.389cm" svg:y1="15.097cm" svg:x2="10.389cm" svg:y2="15.397cm">
            <text:p/>
          </draw:line>
          <draw:line draw:style-name="gr1" draw:text-style-name="P1" draw:layer="layout" svg:x1="10.652cm" svg:y1="15.097cm" svg:x2="10.652cm" svg:y2="15.397cm">
            <text:p/>
          </draw:line>
          <draw:line draw:style-name="gr1" draw:text-style-name="P1" draw:layer="layout" svg:x1="10.916cm" svg:y1="15.097cm" svg:x2="10.916cm" svg:y2="15.397cm">
            <text:p/>
          </draw:line>
          <draw:line draw:style-name="gr1" draw:text-style-name="P1" draw:layer="layout" svg:x1="11.179cm" svg:y1="15.097cm" svg:x2="11.179cm" svg:y2="15.397cm">
            <text:p/>
          </draw:line>
          <draw:line draw:style-name="gr1" draw:text-style-name="P1" draw:layer="layout" svg:x1="11.442cm" svg:y1="15.097cm" svg:x2="11.442cm" svg:y2="15.397cm">
            <text:p/>
          </draw:line>
          <draw:line draw:style-name="gr1" draw:text-style-name="P1" draw:layer="layout" svg:x1="11.705cm" svg:y1="15.097cm" svg:x2="11.705cm" svg:y2="15.397cm">
            <text:p/>
          </draw:line>
          <draw:line draw:style-name="gr5" draw:text-style-name="P1" draw:layer="layout" svg:x1="11.97cm" svg:y1="14.942cm" svg:x2="11.97cm" svg:y2="15.542cm">
            <text:p/>
          </draw:line>
          <draw:line draw:style-name="gr1" draw:text-style-name="P1" draw:layer="layout" svg:x1="12.232cm" svg:y1="15.097cm" svg:x2="12.232cm" svg:y2="15.397cm">
            <text:p/>
          </draw:line>
          <draw:line draw:style-name="gr1" draw:text-style-name="P1" draw:layer="layout" svg:x1="12.495cm" svg:y1="15.097cm" svg:x2="12.495cm" svg:y2="15.397cm">
            <text:p/>
          </draw:line>
          <draw:line draw:style-name="gr1" draw:text-style-name="P1" draw:layer="layout" svg:x1="12.758cm" svg:y1="15.097cm" svg:x2="12.758cm" svg:y2="15.397cm">
            <text:p/>
          </draw:line>
          <draw:line draw:style-name="gr1" draw:text-style-name="P1" draw:layer="layout" svg:x1="13.021cm" svg:y1="15.097cm" svg:x2="13.021cm" svg:y2="15.397cm">
            <text:p/>
          </draw:line>
          <draw:line draw:style-name="gr1" draw:text-style-name="P1" draw:layer="layout" svg:x1="13.285cm" svg:y1="15.097cm" svg:x2="13.285cm" svg:y2="15.397cm">
            <text:p/>
          </draw:line>
          <draw:line draw:style-name="gr4" draw:text-style-name="P1" draw:layer="layout" svg:x1="13.549cm" svg:y1="14.942cm" svg:x2="13.549cm" svg:y2="15.542cm">
            <text:p/>
          </draw:line>
          <draw:line draw:style-name="gr1" draw:text-style-name="P1" draw:layer="layout" svg:x1="13.811cm" svg:y1="15.097cm" svg:x2="13.811cm" svg:y2="15.397cm">
            <text:p/>
          </draw:line>
          <draw:line draw:style-name="gr1" draw:text-style-name="P1" draw:layer="layout" svg:x1="14.074cm" svg:y1="15.097cm" svg:x2="14.074cm" svg:y2="15.397cm">
            <text:p/>
          </draw:line>
          <draw:frame draw:style-name="gr3" draw:text-style-name="P4" draw:layer="layout" svg:width="1.036cm" svg:height="0.742cm" svg:x="11.462cm" svg:y="14.377cm">
            <draw:text-box>
              <text:p text:style-name="P3"><text:span text:style-name="T1">0,4</text:span></text:p>
            </draw:text-box>
          </draw:frame>
          <draw:frame draw:style-name="gr6" draw:text-style-name="P4" draw:layer="layout" svg:width="1.322cm" svg:height="0.742cm" svg:x="7.573cm" svg:y="14.377cm">
            <draw:text-box>
              <text:p text:style-name="P3"><text:span text:style-name="T1">−</text:span><text:span text:style-name="T1">0,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2:43:02.044879344</meta:creation-date>
    <dc:date>2018-03-16T12:43:22.099634121</dc:date>
    <meta:editing-duration>PT20S</meta:editing-duration>
    <meta:editing-cycles>1</meta:editing-cycles>
    <meta:document-statistic meta:object-count="35"/>
    <meta:generator>LibreOffice/6.0.0.3$MacOSX_X86_64 LibreOffice_project/64a0f66915f38c6217de274f0aa8e15618924765</meta:generator>
  </office:meta>
</office:document-meta>
</file>